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d-Vorschläge</text:h>
      <text:p text:style-name="Standard">In Warcraft 3 TFT werden Ids in Form von vierstelligen Hexadezimalzahlen angegeben. Der Wertebereich entspricht daher 16^4.</text:p>
      <text:p text:style-name="Standard">Die Ids können aufgrund ihres Wertebereichs und ihres Inhalts daher im Datentyp „integer“ gespeichert werden.</text:p>
      <text:p text:style-name="Standard">Da sämtliche statische Werte der jeweiligen Id zur Kompilierzeit zur Verfügung stehen sollten, kann auf sie auch über die Sprache Jass++ zugegriffen werden.</text:p>
      <text:p text:style-name="Standard">Die erste Möglichkeit ist der Zugriff per Escape-Sequenz (&lt;Objekt-Id&gt;,&lt;Feld-Id&gt;[, %]) innerhalb einer Zeichenkette.</text:p>
      <text:p text:style-name="Standard">Da es in bestimmten Situationen jedoch von Vorteil ist, einen typisierten Zugriff zu erlauben, damit die Daten mittels Typsicherheit in eine Variable geschrieben werden können, ist diese Art des Literals auch außerhalb einer Zeichenkette möglich.</text:p>
      <text:p text:style-name="Standard">Man kann entweder einzelne Felder der Objekt-Id in als Ausdruck ermitteln lassen oder sämtliche.</text:p>
      <text:p text:style-name="Standard">Bei beiden Arten der Datenermittlung kann optional das Prozentzeichen angegeben werden. In diesem Fall werden sämtliche Fließkommazahlen als prozentuale Ausdrücke bzw. Ganzzahlen zwischen 0 und 100 interpretiert.</text:p>
      <text:p text:style-name="Standard">Dies gilt also bei der Verwendung einer Objekt-Id ohne Feld-Id für sämtliche Fließkommafelder des Objekts.</text:p>
      <text:p text:style-name="Standard">Eine einzelne Objekt-Id mit mehreren Feldern kann je nach Felderanzahl und -typen nur in bestimmte Arten von Variablen geladen werden bzw. diesen zugewiesen werden.</text:p>
      <text:p text:style-name="Standard">Enthält das Objekt der Id nur ein einziges Feld, so wird es wie ein einzelnes Feld eines Objekts behandelt und kann einer Variable des Feldwertyps zugewiesen werden.</text:p>
      <text:p text:style-name="Standard">Enthält das Objekt der Id mehrere Felder und besitzen diese alle den gleichen Typ, so kann der Ausdruck einem Array des entsprechenden Typs aber keiner einzelnen Variable zugewiesen werden.</text:p>
      <text:p text:style-name="Standard">Dabei gilt es zu beachten, dass das Array-Größe der Anzahl der Objekt-Felder entsprechen sollte. Ist dies nicht der Fall, so sollte der Compiler eine Warnung ausgeben, da in diesem Fall entweder nicht alle Felder geladen werden können oder einige Werte des Arrays leer bleiben.</text:p>
      <text:p text:style-name="Standard">Unterscheiden sich die Feldwerttypen jedoch, so kann der Ausdruck nur einem Objekt eines eigenen Typs zugewiesen werden, welcher Elemente der Feldwerttypen enthält. Sollten dieser in unterschiedlicher Reihenfolge deklariert worden sein als sie im Objekteintrag der Id vorkommen, so sollte der Compiler eine Warnung ausgeben (der Übersichtlich- und Wartbarkeit halber).</text:p>
      <text:p text:style-name="Standard">Siehe dazu auch „Klassen – Zuweisungen“.</text:p>
      <text:p text:style-name="Standard">Die Objekt-Id wird zunächst in den Objektdaten der jeweiligen Karte, dann in den Objektdaten der jeweiligen Kampagne (falls vorhanden) und schließlich in den Objektdaten von Warcraft 3 TFT bzw. Warcraft 3 nachgeschlagen (Patch hat natürlich Vorrang).</text:p>
      <text:p text:style-name="Standard">Nach Möglichkeit sollte es dem Kompilierenden gestattet sein, eigene Objektdatendateien (bzw. Karten/Kampagnen/MPQ-Archive mit solchen) anzugeben.</text:p>
      <text:p text:style-name="Standard"/>
      <text:p text:style-name="Standard">Notation:</text:p>
      <text:p text:style-name="Standard">&lt;Objekt-Id&gt;[,&lt;Feld-Id&g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0T13:43:15.45</meta:creation-date>
    <meta:generator>OpenOffice.org/3.1$Win32 OpenOffice.org_project/310m11$Build-9399</meta:generator>
    <dc:date>2010-06-10T14:04:12.63</dc:date>
    <meta:editing-duration>PT00H20M52S</meta:editing-duration>
    <meta:editing-cycles>9</meta:editing-cycles>
    <meta:document-statistic meta:table-count="0" meta:image-count="0" meta:object-count="0" meta:page-count="1" meta:paragraph-count="19" meta:word-count="394" meta:character-count="2811"/>
  </office:meta>
</office:document-meta>
</file>